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 Nova" fo:language="en" fo:country="GB"/>
    </style:style>
    <style:style style:name="P2" style:family="paragraph" style:parent-style-name="Heading_20_1">
      <style:paragraph-properties fo:text-align="center" style:justify-single-word="false" fo:break-before="page"/>
      <style:text-properties style:font-name="Arial Nova" fo:language="en" fo:country="GB" officeooo:rsid="000a12f9" officeooo:paragraph-rsid="000a12f9"/>
    </style:style>
    <style:style style:name="P3" style:family="paragraph" style:parent-style-name="Heading_20_1">
      <style:paragraph-properties fo:text-align="center" style:justify-single-word="false" fo:break-before="page"/>
      <style:text-properties style:font-name="Arial Nova" fo:language="en" fo:country="GB"/>
    </style:style>
    <style:style style:name="P4" style:family="paragraph" style:parent-style-name="Heading_20_1">
      <style:paragraph-properties fo:text-align="center" style:justify-single-word="false" fo:break-before="page"/>
      <style:text-properties style:font-name="Arial Nova" fo:language="en" fo:country="GB" officeooo:rsid="000c12c2" officeooo:paragraph-rsid="000c12c2"/>
    </style:style>
    <style:style style:name="P5" style:family="paragraph" style:parent-style-name="Heading_20_1">
      <style:paragraph-properties fo:text-align="center" style:justify-single-word="false" fo:break-before="page"/>
      <style:text-properties style:font-name="Arial Nova"/>
    </style:style>
    <style:style style:name="P6" style:family="paragraph" style:parent-style-name="Text_20_body">
      <style:text-properties style:font-name="Arial Nova" fo:language="en" fo:country="GB"/>
    </style:style>
    <style:style style:name="P7" style:family="paragraph" style:parent-style-name="Text_20_body">
      <style:text-properties style:font-name="Arial Nova" fo:language="en" fo:country="GB" officeooo:rsid="000e0637" officeooo:paragraph-rsid="000e0637"/>
    </style:style>
    <style:style style:name="P8" style:family="paragraph" style:parent-style-name="Text_20_body">
      <style:text-properties style:font-name="Arial Nova" fo:language="en" fo:country="GB" officeooo:rsid="000e0637" officeooo:paragraph-rsid="0012a1d6"/>
    </style:style>
    <style:style style:name="P9" style:family="paragraph" style:parent-style-name="Text_20_body">
      <style:text-properties style:font-name="Arial Nova" fo:language="en" fo:country="GB" officeooo:paragraph-rsid="001d51e8"/>
    </style:style>
    <style:style style:name="P10" style:family="paragraph" style:parent-style-name="Text_20_body">
      <style:paragraph-properties fo:text-align="start" style:justify-single-word="false"/>
      <style:text-properties style:font-name="Arial Nova" fo:language="en" fo:country="GB" officeooo:rsid="00200656" officeooo:paragraph-rsid="00200656"/>
    </style:style>
    <style:style style:name="P11" style:family="paragraph" style:parent-style-name="Text_20_body">
      <style:paragraph-properties fo:text-align="start" style:justify-single-word="false"/>
      <style:text-properties style:font-name="Arial Nova" fo:language="en" fo:country="GB" officeooo:rsid="002a536c" officeooo:paragraph-rsid="002a536c"/>
    </style:style>
    <style:style style:name="P12" style:family="paragraph" style:parent-style-name="Text_20_body">
      <style:text-properties style:font-name="Arial Nova" officeooo:rsid="003030fe" officeooo:paragraph-rsid="003030fe"/>
    </style:style>
    <style:style style:name="P13" style:family="paragraph" style:parent-style-name="Text_20_body">
      <style:paragraph-properties fo:text-align="center" style:justify-single-word="false" fo:break-before="page"/>
      <style:text-properties style:font-name="Arial Nova" fo:language="en" fo:country="GB" officeooo:paragraph-rsid="000c12c2"/>
    </style:style>
    <style:style style:name="P14" style:family="paragraph" style:parent-style-name="Heading_20_2">
      <style:text-properties style:font-name="Arial Nova"/>
    </style:style>
    <style:style style:name="P15" style:family="paragraph" style:parent-style-name="Heading_20_2">
      <style:text-properties style:font-name="Arial Nova" fo:language="en" fo:country="GB"/>
    </style:style>
    <style:style style:name="P16" style:family="paragraph" style:parent-style-name="Heading_20_2">
      <style:text-properties style:font-name="Arial Nova" officeooo:rsid="003030fe" officeooo:paragraph-rsid="003030fe"/>
    </style:style>
    <style:style style:name="T1" style:family="text">
      <style:text-properties officeooo:rsid="000e8bb1"/>
    </style:style>
    <style:style style:name="T2" style:family="text">
      <style:text-properties officeooo:rsid="00100b28"/>
    </style:style>
    <style:style style:name="T3" style:family="text">
      <style:text-properties officeooo:rsid="0012a1d6"/>
    </style:style>
    <style:style style:name="T4" style:family="text">
      <style:text-properties officeooo:rsid="001594dc"/>
    </style:style>
    <style:style style:name="T5" style:family="text">
      <style:text-properties officeooo:rsid="0015de1d"/>
    </style:style>
    <style:style style:name="T6" style:family="text">
      <style:text-properties officeooo:rsid="00174e4e"/>
    </style:style>
    <style:style style:name="T7" style:family="text">
      <style:text-properties officeooo:rsid="00183ace"/>
    </style:style>
    <style:style style:name="T8" style:family="text">
      <style:text-properties officeooo:rsid="001aa81b"/>
    </style:style>
    <style:style style:name="T9" style:family="text">
      <style:text-properties officeooo:rsid="001bf8b0"/>
    </style:style>
    <style:style style:name="T10" style:family="text">
      <style:text-properties officeooo:rsid="001d51e8"/>
    </style:style>
    <style:style style:name="T11" style:family="text">
      <style:text-properties officeooo:rsid="0020f99b"/>
    </style:style>
    <style:style style:name="T12" style:family="text">
      <style:text-properties officeooo:rsid="00227946"/>
    </style:style>
    <style:style style:name="T13" style:family="text">
      <style:text-properties officeooo:rsid="002464eb"/>
    </style:style>
    <style:style style:name="T14" style:family="text">
      <style:text-properties officeooo:rsid="0027d42e"/>
    </style:style>
    <style:style style:name="T15" style:family="text">
      <style:text-properties officeooo:rsid="0028e74a"/>
    </style:style>
    <style:style style:name="T16" style:family="text">
      <style:text-properties officeooo:rsid="002bd4ac"/>
    </style:style>
    <style:style style:name="T17" style:family="text">
      <style:text-properties officeooo:rsid="002d0eb2"/>
    </style:style>
    <style:style style:name="T18" style:family="text">
      <style:text-properties officeooo:rsid="002e921c"/>
    </style:style>
    <style:style style:name="T19" style:family="text">
      <style:text-properties officeooo:rsid="0030bf74"/>
    </style:style>
    <style:style style:name="T20" style:family="text">
      <style:text-properties officeooo:rsid="00333650"/>
    </style:style>
    <style:style style:name="T21" style:family="text">
      <style:text-properties style:font-name="Arial Nov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2" text:outline-level="1">Introduction</text:h>
      <text:p text:style-name="P7"/>
      <text:h text:style-name="P15" text:outline-level="2"><text:span text:style-name="T2">Problem statement ie the problem/context on hand</text:span></text:h>
      <text:p text:style-name="P6">- <text:span text:style-name="T7">What is CCEAP</text:span></text:p>
      <text:p text:style-name="P6">- <text:span text:style-name="T8">how does it function</text:span></text:p>
      <text:p text:style-name="P6">- <text:span text:style-name="T9">what are its limitations</text:span></text:p>
      <text:p text:style-name="P8">- <text:span text:style-name="T4">The program runs from command line which is complex</text:span>,</text:p>
      <text:p text:style-name="P8">- cmd line is diff<text:span text:style-name="T3">icult to use</text:span></text:p>
      <text:p text:style-name="P8">- <text:span text:style-name="T5">such tool should be portable, ie it should run on both windows and unix</text:span></text:p>
      <text:h text:style-name="P15" text:outline-level="2"><text:span text:style-name="T1">W</text:span>hat is my contribution to solve the problem</text:h>
      <text:p text:style-name="P9"><text:span text:style-name="T6">create a GUI program that:</text:span></text:p>
      <text:p text:style-name="P9"><text:span text:style-name="T6">- read inputs from users</text:span></text:p>
      <text:p text:style-name="P6">- <text:span text:style-name="T10">display outputs from output</text:span></text:p>
      <text:h text:style-name="P3" text:outline-level="1">Related Work</text:h>
      <text:p text:style-name="P10"><text:s/><text:span text:style-name="T12">S</text:span>how that I have read ab<text:span text:style-name="T11">out the topics</text:span></text:p>
      <text:p text:style-name="P10">- solutions <text:span text:style-name="T13">that are already </text:span>available</text:p>
      <text:p text:style-name="P10">- what is already out there</text:p>
      <text:p text:style-name="P10">- <text:span text:style-name="T14">the goal is not to reinvent the wheel, instead </text:span></text:p>
      <text:p text:style-name="P10">- <text:span text:style-name="T15">show other </text:span>scientific publications</text:p>
      <text:h text:style-name="P2" text:outline-level="1">Design and Implementation</text:h>
      <text:p text:style-name="P11"><text:tab/></text:p>
      <text:h text:style-name="P14" text:outline-level="2">How is the <text:span text:style-name="T18">GUI</text:span> implemented, <text:span text:style-name="T16">descriptions</text:span></text:h>
      <text:p text:style-name="P11">- <text:span text:style-name="T16">sketches</text:span></text:p>
      <text:p text:style-name="P11">- <text:span text:style-name="T18">wire frames</text:span></text:p>
      <text:p text:style-name="P11">- <text:span text:style-name="T18">mock-ups</text:span></text:p>
      <text:h text:style-name="P14" text:outline-level="2"><text:span text:style-name="T17">D</text:span>esign <text:span text:style-name="T18">decisions</text:span></text:h>
      <text:p text:style-name="P11">- why i choose this design</text:p>
      <text:p text:style-name="P11">- ie user guide</text:p>
      <text:p text:style-name="P11">- program documentation</text:p>
      <text:h text:style-name="P4" text:outline-level="1">Discussion</text:h>
      <text:h text:style-name="P16" text:outline-level="2">My remark about the implementation</text:h>
      <text:p text:style-name="P12"/>
      <text:h text:style-name="P14" text:outline-level="2">Problems encountered during the implementation</text:h>
      <text:h text:style-name="P14" text:outline-level="2">Good Things about the tool</text:h>
      <text:h text:style-name="P14" text:outline-level="2">Drawbacks/bad about the tool</text:h>
      <text:h text:style-name="P5" text:outline-level="1">Conclusion</text:h>
      <text:h text:style-name="P14" text:outline-level="2"><text:span text:style-name="T19">W</text:span>hat <text:span text:style-name="T20">other features </text:span>can be added to the tool</text:h>
      <text:h text:style-name="Heading_20_2" text:outline-level="2">What features should not be added</text:h>
      <text:h text:style-name="P14" text:outline-level="2"><text:span text:style-name="T19">O</text:span>pen tasks to the GUI</text:h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51S</meta:editing-duration>
    <meta:editing-cycles>48</meta:editing-cycles>
    <meta:generator>LibreOffice/5.1.1.3$Windows_x86 LibreOffice_project/89f508ef3ecebd2cfb8e1def0f0ba9a803b88a6d</meta:generator>
    <dc:date>2017-04-04T15:44:56.754000000</dc:date>
    <meta:document-statistic meta:table-count="0" meta:image-count="0" meta:object-count="0" meta:page-count="7" meta:paragraph-count="37" meta:word-count="186" meta:character-count="1035" meta:non-whitespace-character-count="882"/>
    <meta:user-defined meta:name="Info 1"/>
    <meta:user-defined meta:name="Info 2"/>
    <meta:user-defined meta:name="Info 3"/>
    <meta:user-defined meta:name="Info 4"/>
  </office:meta>
</office:document-meta>
</file>